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Entrega 1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cabezado">Esteban Dalel Rueda 201227078</text:p>
        <text:p text:style-name="Encabezado">Tomas F. Venegas Bernal 201328833</text:p>
        <text:p text:style-name="Encabezado">Juan Manuel A. Lovera Lozano 201423795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steban  Dalel Rueda</meta:initial-creator>
    <dc:creator>Esteban  Dalel Rueda</dc:creator>
    <meta:creation-date>2017-02-26T19:26:00Z</meta:creation-date>
    <dc:date>2017-02-26T20:33:00Z</dc:date>
    <meta:template xlink:href="Normal" xlink:type="simple"/>
    <meta:editing-cycles>1</meta:editing-cycles>
    <meta:editing-duration>PT4020S</meta:editing-duration>
    <meta:document-statistic meta:page-count="1" meta:paragraph-count="1" meta:word-count="1" meta:character-count="10" meta:row-count="1" meta:non-whitespace-character-count="10"/>
  </office:meta>
</office:document-meta>
</file>